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9.497cm" svg:y="0.472cm">
            <draw:object draw:notify-on-update-of-ranges="Hoja1.C1:Hoja1.C1 Hoja1.C2:Hoja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rocessId</text:p>
          </table:table-cell>
          <table:table-cell office:value-type="string">
            <text:p><text:s/>problem size</text:p>
          </table:table-cell>
          <table:table-cell office:value-type="string">
            <text:p><text:s/>elapsed</text:p>
          </table:table-cell>
          <table:table-cell office:value-type="string">
            <text:p><text:s/>proc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0">
            <text:p>4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">
            <text:p>3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8">
            <text:p>38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51">
            <text:p>5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47">
            <text:p>4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53">
            <text:p>5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50">
            <text:p>5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42">
            <text:p>4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40">
            <text:p>4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9">
            <text:p>3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40">
            <text:p>4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5">
            <text:p>64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0">
            <text:p>65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39">
            <text:p>3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4">
            <text:p>71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5">
            <text:p>71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38">
            <text:p>38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2">
            <text:p>75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2">
            <text:p>782</text:p>
          </table:table-cell>
          <table:table-cell office:value-type="float" office:value="29">
            <text:p>2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39">
            <text:p>39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40">
            <text:p>4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30">
            <text:p>30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1">
            <text:p>80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31">
            <text:p>31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7">
            <text:p>827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4">
            <text:p>84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155">
            <text:p>15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2">
            <text:p>86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9">
            <text:p>86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6">
            <text:p>88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4">
            <text:p>90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6">
            <text:p>906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1">
            <text:p>921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7">
            <text:p>93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1">
            <text:p>94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9">
            <text:p>94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1">
            <text:p>95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32">
            <text:p>32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37">
            <text:p>37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9">
            <text:p>969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7">
            <text:p>97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1">
            <text:p>991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4">
            <text:p>994</text:p>
          </table:table-cell>
          <table:table-cell office:value-type="float" office:value="36">
            <text:p>36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6">
            <text:p>996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7">
            <text:p>997</text:p>
          </table:table-cell>
          <table:table-cell office:value-type="float" office:value="35">
            <text:p>35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34">
            <text:p>34</text:p>
          </table:table-cell>
          <table:table-cell office:value-type="string">
            <text:p>PING 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float" office:value="33">
            <text:p>33</text:p>
          </table:table-cell>
          <table:table-cell office:value-type="string">
            <text:p>PING DEVIATION</text:p>
          </table:table-cell>
        </table:table-row>
      </table:table>
      <table:named-expressions/>
      <table:database-ranges>
        <table:database-range table:name="__Anonymous_Sheet_DB__0" table:target-range-address="Hoja1.A2:Hoja1.D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1T20:56:27</dc:date>
    <dc:creator>Josep López</dc:creator>
    <meta:generator>LibreOffice/3.5$Linux_X86_64 LibreOffice_project/350m1$Build-13</meta:generator>
    <meta:editing-duration>P0D</meta:editing-duration>
    <meta:editing-cycles>1</meta:editing-cycles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Deviation in ping latency</text:p>
        </chart:title>
        <chart:subtitle svg:x="5.8cm" svg:y="1.275cm" chart:style-name="ch3">
          <text:p>after 1000 pings of 32Mb</text:p>
        </chart:subtitle>
        <chart:plot-area chart:style-name="ch4" table:cell-range-address="Hoja1.C1:Hoja1.C1001" chart:data-source-has-labels="row" svg:x="1.331cm" svg:y="2.318cm" svg:width="14.029cm" svg:height="6.082cm">
          <chartooo:coordinate-region svg:x="2.138cm" svg:y="2.517cm" svg:width="12.414cm" svg:height="5.684cm"/>
          <chart:axis chart:dimension="x" chart:name="primary-x" chart:style-name="ch5"/>
          <chart:axis chart:dimension="y" chart:name="primary-y" chart:style-name="ch6">
            <chart:title svg:x="0.451cm" svg:y="6.422cm" chart:style-name="ch7">
              <text:p>microsecond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Hoja1.C2:Hoja1.C1001" chart:label-cell-address="Hoja1.C1:Hoja1.C1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lapse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Hoja1.C2:Hoja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